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9cfd4" officeooo:paragraph-rsid="0009cfd4"/>
    </style:style>
    <style:style style:name="P2" style:family="paragraph" style:parent-style-name="Standard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Bitstream Charter" officeooo:rsid="0035b5da" officeooo:paragraph-rsid="0035b5da"/>
    </style:style>
    <style:style style:name="P6" style:family="paragraph" style:parent-style-name="Standard" style:list-style-name="L1">
      <style:text-properties style:font-name="Bitstream Charter" officeooo:rsid="0009cfd4" officeooo:paragraph-rsid="0009cfd4"/>
    </style:style>
    <style:style style:name="P7" style:family="paragraph" style:parent-style-name="Standard" style:list-style-name="L1">
      <style:text-properties style:font-name="Bitstream Charter" officeooo:rsid="0009cfd4" officeooo:paragraph-rsid="0041c241"/>
    </style:style>
    <style:style style:name="P8" style:family="paragraph" style:parent-style-name="Standard" style:list-style-name="L1">
      <style:text-properties style:font-name="Bitstream Charter" officeooo:rsid="0035b5da" officeooo:paragraph-rsid="0035b5da"/>
    </style:style>
    <style:style style:name="P9" style:family="paragraph" style:parent-style-name="Standard" style:list-style-name="L1">
      <style:text-properties style:font-name="Bitstream Charter" officeooo:rsid="0035b5da" officeooo:paragraph-rsid="0041c241"/>
    </style:style>
    <style:style style:name="P10" style:family="paragraph" style:parent-style-name="Standard" style:list-style-name="L1">
      <style:text-properties style:font-name="Bitstream Charter" officeooo:rsid="003808c2" officeooo:paragraph-rsid="003808c2"/>
    </style:style>
    <style:style style:name="P11" style:family="paragraph" style:parent-style-name="Standard" style:list-style-name="L1">
      <style:text-properties style:font-name="Bitstream Charter" officeooo:rsid="003808c2" officeooo:paragraph-rsid="0041c241"/>
    </style:style>
    <style:style style:name="P12" style:family="paragraph" style:parent-style-name="Standard" style:list-style-name="L1">
      <style:text-properties style:font-name="Bitstream Charter" fo:font-style="normal" officeooo:rsid="003c2427" officeooo:paragraph-rsid="003c2427" style:font-style-asian="normal" style:font-style-complex="normal"/>
    </style:style>
    <style:style style:name="P13" style:family="paragraph" style:parent-style-name="Standard" style:list-style-name="L1">
      <style:text-properties style:font-name="Bitstream Charter" fo:font-style="normal" officeooo:rsid="003c2427" officeooo:paragraph-rsid="0041c241" style:font-style-asian="normal" style:font-style-complex="normal"/>
    </style:style>
    <style:style style:name="P14" style:family="paragraph" style:parent-style-name="Standard" style:list-style-name="L1">
      <style:text-properties style:font-name="Bitstream Charter" fo:font-style="normal" officeooo:rsid="003d7d0a" officeooo:paragraph-rsid="003d7d0a" style:font-style-asian="normal" style:font-style-complex="normal"/>
    </style:style>
    <style:style style:name="P15" style:family="paragraph" style:parent-style-name="Standard" style:list-style-name="L1">
      <style:text-properties style:font-name="Bitstream Charter" fo:font-style="normal" officeooo:rsid="003d7d0a" officeooo:paragraph-rsid="0041c241" style:font-style-asian="normal" style:font-style-complex="normal"/>
    </style:style>
    <style:style style:name="P16" style:family="paragraph" style:parent-style-name="Standard" style:list-style-name="L1">
      <style:text-properties style:font-name="Bitstream Charter" fo:font-style="normal" officeooo:rsid="003d186c" officeooo:paragraph-rsid="003d186c" style:font-style-asian="normal" style:font-style-complex="normal"/>
    </style:style>
    <style:style style:name="P17" style:family="paragraph" style:parent-style-name="Standard" style:list-style-name="L1">
      <style:text-properties style:font-name="Bitstream Charter" fo:font-style="normal" officeooo:rsid="003d186c" officeooo:paragraph-rsid="0041a321" style:font-style-asian="normal" style:font-style-complex="normal"/>
    </style:style>
    <style:style style:name="P18" style:family="paragraph" style:parent-style-name="Standard" style:list-style-name="L1">
      <style:text-properties style:font-name="Bitstream Charter" fo:font-style="normal" officeooo:rsid="003d186c" officeooo:paragraph-rsid="0041c241" style:font-style-asian="normal" style:font-style-complex="normal"/>
    </style:style>
    <style:style style:name="P19" style:family="paragraph" style:parent-style-name="Standard" style:list-style-name="L1">
      <style:text-properties style:font-name="Bitstream Charter" fo:font-style="normal" officeooo:rsid="003f6ac9" officeooo:paragraph-rsid="003f6ac9" style:font-style-asian="normal" style:font-style-complex="normal"/>
    </style:style>
    <style:style style:name="P20" style:family="paragraph" style:parent-style-name="Standard" style:list-style-name="L1">
      <style:text-properties style:font-name="Bitstream Charter" fo:font-style="normal" officeooo:rsid="003f6ac9" officeooo:paragraph-rsid="0041c241" style:font-style-asian="normal" style:font-style-complex="normal"/>
    </style:style>
    <style:style style:name="P21" style:family="paragraph" style:parent-style-name="Standard" style:list-style-name="L1">
      <style:text-properties style:font-name="Bitstream Charter" fo:font-style="normal" officeooo:rsid="0041a321" officeooo:paragraph-rsid="0041a321" style:font-style-asian="normal" style:font-style-complex="normal"/>
    </style:style>
    <style:style style:name="P22" style:family="paragraph" style:parent-style-name="Standard" style:list-style-name="L1">
      <style:text-properties style:font-name="Bitstream Charter" fo:font-style="normal" officeooo:rsid="0041a321" officeooo:paragraph-rsid="0041c241" style:font-style-asian="normal" style:font-style-complex="normal"/>
    </style:style>
    <style:style style:name="P23" style:family="paragraph" style:parent-style-name="Standard" style:list-style-name="L1">
      <style:text-properties style:font-name="Bitstream Charter" fo:font-style="normal" officeooo:rsid="000b65fb" officeooo:paragraph-rsid="000b65fb" style:font-style-asian="normal" style:font-style-complex="normal"/>
    </style:style>
    <style:style style:name="P24" style:family="paragraph" style:parent-style-name="Standard" style:list-style-name="L1">
      <style:text-properties style:font-name="Bitstream Charter" fo:font-style="normal" officeooo:rsid="000b65fb" officeooo:paragraph-rsid="0041c241" style:font-style-asian="normal" style:font-style-complex="normal"/>
    </style:style>
    <style:style style:name="P25" style:family="paragraph" style:parent-style-name="Standard" style:list-style-name="L1">
      <style:text-properties style:font-name="Bitstream Charter" fo:font-style="normal" officeooo:rsid="000ee1ae" officeooo:paragraph-rsid="000ee1ae" style:font-style-asian="normal" style:font-style-complex="normal"/>
    </style:style>
    <style:style style:name="P26" style:family="paragraph" style:parent-style-name="Standard" style:list-style-name="L1">
      <style:text-properties style:font-name="Bitstream Charter" fo:font-style="normal" officeooo:rsid="000ee1ae" officeooo:paragraph-rsid="0041c241" style:font-style-asian="normal" style:font-style-complex="normal"/>
    </style:style>
    <style:style style:name="P27" style:family="paragraph" style:parent-style-name="Standard" style:list-style-name="L1">
      <style:text-properties style:font-name="Bitstream Charter" fo:font-style="normal" officeooo:rsid="000b9976" officeooo:paragraph-rsid="000b9976" style:font-style-asian="normal" style:font-style-complex="normal"/>
    </style:style>
    <style:style style:name="P28" style:family="paragraph" style:parent-style-name="Standard" style:list-style-name="L1">
      <style:text-properties style:font-name="Bitstream Charter" fo:font-style="normal" officeooo:rsid="000b9976" officeooo:paragraph-rsid="0041c241" style:font-style-asian="normal" style:font-style-complex="normal"/>
    </style:style>
    <style:style style:name="P29" style:family="paragraph" style:parent-style-name="Standard" style:list-style-name="L1">
      <style:text-properties style:font-name="Bitstream Charter" fo:font-style="normal" officeooo:rsid="000f94b0" officeooo:paragraph-rsid="000f94b0" style:font-style-asian="normal" style:font-style-complex="normal"/>
    </style:style>
    <style:style style:name="P30" style:family="paragraph" style:parent-style-name="Standard" style:list-style-name="L1">
      <style:text-properties style:font-name="Bitstream Charter" fo:font-style="normal" officeooo:rsid="000f94b0" officeooo:paragraph-rsid="0041c241" style:font-style-asian="normal" style:font-style-complex="normal"/>
    </style:style>
    <style:style style:name="P31" style:family="paragraph" style:parent-style-name="Standard" style:list-style-name="L1">
      <style:text-properties style:font-name="Bitstream Charter" fo:font-style="normal" officeooo:rsid="00120895" officeooo:paragraph-rsid="00120895" style:font-style-asian="normal" style:font-style-complex="normal"/>
    </style:style>
    <style:style style:name="P32" style:family="paragraph" style:parent-style-name="Standard" style:list-style-name="L1">
      <style:text-properties style:font-name="Bitstream Charter" fo:font-style="normal" officeooo:rsid="00120895" officeooo:paragraph-rsid="0041c241" style:font-style-asian="normal" style:font-style-complex="normal"/>
    </style:style>
    <style:style style:name="P33" style:family="paragraph" style:parent-style-name="Standard" style:list-style-name="L1">
      <style:text-properties style:font-name="Bitstream Charter" fo:font-style="normal" officeooo:rsid="001342ec" officeooo:paragraph-rsid="001342ec" style:font-style-asian="normal" style:font-style-complex="normal"/>
    </style:style>
    <style:style style:name="P34" style:family="paragraph" style:parent-style-name="Standard" style:list-style-name="L1">
      <style:text-properties style:font-name="Bitstream Charter" fo:font-style="normal" officeooo:rsid="001342ec" officeooo:paragraph-rsid="0041c241" style:font-style-asian="normal" style:font-style-complex="normal"/>
    </style:style>
    <style:style style:name="P35" style:family="paragraph" style:parent-style-name="Standard" style:list-style-name="L1">
      <style:text-properties style:font-name="Bitstream Charter" fo:font-style="normal" officeooo:rsid="00146d72" officeooo:paragraph-rsid="00146d72" style:font-style-asian="normal" style:font-style-complex="normal"/>
    </style:style>
    <style:style style:name="P36" style:family="paragraph" style:parent-style-name="Standard" style:list-style-name="L1">
      <style:text-properties style:font-name="Bitstream Charter" fo:font-style="normal" officeooo:rsid="00146d72" officeooo:paragraph-rsid="0041c241" style:font-style-asian="normal" style:font-style-complex="normal"/>
    </style:style>
    <style:style style:name="P37" style:family="paragraph" style:parent-style-name="Standard" style:list-style-name="L1">
      <style:text-properties style:font-name="Bitstream Charter" fo:font-style="normal" officeooo:rsid="00161907" officeooo:paragraph-rsid="00161907" style:font-style-asian="normal" style:font-style-complex="normal"/>
    </style:style>
    <style:style style:name="P38" style:family="paragraph" style:parent-style-name="Standard" style:list-style-name="L1">
      <style:text-properties style:font-name="Bitstream Charter" fo:font-style="normal" officeooo:rsid="00161907" officeooo:paragraph-rsid="0041c241" style:font-style-asian="normal" style:font-style-complex="normal"/>
    </style:style>
    <style:style style:name="P39" style:family="paragraph" style:parent-style-name="Standard" style:list-style-name="L1">
      <style:text-properties style:font-name="Bitstream Charter" fo:font-style="normal" officeooo:rsid="00188a44" officeooo:paragraph-rsid="00188a44" style:font-style-asian="normal" style:font-style-complex="normal"/>
    </style:style>
    <style:style style:name="P40" style:family="paragraph" style:parent-style-name="Standard" style:list-style-name="L1">
      <style:text-properties style:font-name="Bitstream Charter" fo:font-style="normal" officeooo:rsid="00188a44" officeooo:paragraph-rsid="0041c241" style:font-style-asian="normal" style:font-style-complex="normal"/>
    </style:style>
    <style:style style:name="P41" style:family="paragraph" style:parent-style-name="Standard" style:list-style-name="L1">
      <style:text-properties style:font-name="Bitstream Charter" fo:font-style="normal" officeooo:rsid="001b1301" officeooo:paragraph-rsid="001b1301" style:font-style-asian="normal" style:font-style-complex="normal"/>
    </style:style>
    <style:style style:name="P42" style:family="paragraph" style:parent-style-name="Standard" style:list-style-name="L1">
      <style:text-properties style:font-name="Bitstream Charter" fo:font-style="normal" officeooo:rsid="001b1301" officeooo:paragraph-rsid="0041c241" style:font-style-asian="normal" style:font-style-complex="normal"/>
    </style:style>
    <style:style style:name="P43" style:family="paragraph" style:parent-style-name="Standard" style:list-style-name="L1">
      <style:text-properties style:font-name="Bitstream Charter" fo:font-style="normal" officeooo:rsid="001beb85" officeooo:paragraph-rsid="001beb85" style:font-style-asian="normal" style:font-style-complex="normal"/>
    </style:style>
    <style:style style:name="P44" style:family="paragraph" style:parent-style-name="Standard" style:list-style-name="L1">
      <style:text-properties style:font-name="Bitstream Charter" fo:font-style="normal" officeooo:rsid="001beb85" officeooo:paragraph-rsid="0041c241" style:font-style-asian="normal" style:font-style-complex="normal"/>
    </style:style>
    <style:style style:name="P45" style:family="paragraph" style:parent-style-name="Standard" style:list-style-name="L1">
      <style:text-properties style:font-name="Bitstream Charter" fo:font-style="normal" officeooo:rsid="001e7f34" officeooo:paragraph-rsid="001e7f34" style:font-style-asian="normal" style:font-style-complex="normal"/>
    </style:style>
    <style:style style:name="P46" style:family="paragraph" style:parent-style-name="Standard" style:list-style-name="L1">
      <style:text-properties style:font-name="Bitstream Charter" fo:font-style="normal" officeooo:rsid="001e7f34" officeooo:paragraph-rsid="0041c241" style:font-style-asian="normal" style:font-style-complex="normal"/>
    </style:style>
    <style:style style:name="P47" style:family="paragraph" style:parent-style-name="Standard" style:list-style-name="L1">
      <style:text-properties style:font-name="Bitstream Charter" fo:font-style="normal" officeooo:rsid="001c5404" officeooo:paragraph-rsid="001c5404" style:font-style-asian="normal" style:font-style-complex="normal"/>
    </style:style>
    <style:style style:name="P48" style:family="paragraph" style:parent-style-name="Standard" style:list-style-name="L1">
      <style:text-properties style:font-name="Bitstream Charter" fo:font-style="normal" officeooo:rsid="001c5404" officeooo:paragraph-rsid="0041c241" style:font-style-asian="normal" style:font-style-complex="normal"/>
    </style:style>
    <style:style style:name="P49" style:family="paragraph" style:parent-style-name="Standard" style:list-style-name="L1">
      <style:text-properties style:font-name="Bitstream Charter" fo:font-style="normal" officeooo:rsid="001cd3ae" officeooo:paragraph-rsid="001cd3ae" style:font-style-asian="normal" style:font-style-complex="normal"/>
    </style:style>
    <style:style style:name="P50" style:family="paragraph" style:parent-style-name="Standard" style:list-style-name="L1">
      <style:text-properties style:font-name="Bitstream Charter" fo:font-style="normal" officeooo:rsid="001cd3ae" officeooo:paragraph-rsid="0041c241" style:font-style-asian="normal" style:font-style-complex="normal"/>
    </style:style>
    <style:style style:name="P51" style:family="paragraph" style:parent-style-name="Standard" style:list-style-name="L1">
      <style:text-properties style:font-name="Bitstream Charter" fo:font-style="normal" officeooo:rsid="002492a2" officeooo:paragraph-rsid="002492a2" style:font-style-asian="normal" style:font-style-complex="normal"/>
    </style:style>
    <style:style style:name="P52" style:family="paragraph" style:parent-style-name="Standard" style:list-style-name="L1">
      <style:text-properties style:font-name="Bitstream Charter" fo:font-style="normal" officeooo:rsid="002492a2" officeooo:paragraph-rsid="0041c241" style:font-style-asian="normal" style:font-style-complex="normal"/>
    </style:style>
    <style:style style:name="P53" style:family="paragraph" style:parent-style-name="Standard" style:list-style-name="L1">
      <style:text-properties style:font-name="Bitstream Charter" fo:font-style="normal" fo:font-weight="normal" officeooo:rsid="001fefe0" officeooo:paragraph-rsid="001fefe0" style:font-style-asian="normal" style:font-weight-asian="normal" style:font-style-complex="normal" style:font-weight-complex="normal"/>
    </style:style>
    <style:style style:name="P54" style:family="paragraph" style:parent-style-name="Standard" style:list-style-name="L1">
      <style:text-properties style:font-name="Bitstream Charter" fo:font-style="normal" fo:font-weight="normal" officeooo:rsid="001fefe0" officeooo:paragraph-rsid="0041c241" style:font-style-asian="normal" style:font-weight-asian="normal" style:font-style-complex="normal" style:font-weight-complex="normal"/>
    </style:style>
    <style:style style:name="P55" style:family="paragraph" style:parent-style-name="Standard" style:list-style-name="L1">
      <style:text-properties style:font-name="Bitstream Charter" fo:font-style="normal" fo:font-weight="normal" officeooo:rsid="0021666f" officeooo:paragraph-rsid="0021666f" style:font-style-asian="normal" style:font-weight-asian="normal" style:font-style-complex="normal" style:font-weight-complex="normal"/>
    </style:style>
    <style:style style:name="P56" style:family="paragraph" style:parent-style-name="Standard" style:list-style-name="L1">
      <style:text-properties style:font-name="Bitstream Charter" fo:font-style="normal" fo:font-weight="normal" officeooo:rsid="0021666f" officeooo:paragraph-rsid="0041c241" style:font-style-asian="normal" style:font-weight-asian="normal" style:font-style-complex="normal" style:font-weight-complex="normal"/>
    </style:style>
    <style:style style:name="P57" style:family="paragraph" style:parent-style-name="Standard" style:list-style-name="L1">
      <style:text-properties style:font-name="Bitstream Charter" fo:font-style="normal" fo:font-weight="normal" officeooo:rsid="00219d40" officeooo:paragraph-rsid="00219d40" style:font-style-asian="normal" style:font-weight-asian="normal" style:font-style-complex="normal" style:font-weight-complex="normal"/>
    </style:style>
    <style:style style:name="P58" style:family="paragraph" style:parent-style-name="Standard" style:list-style-name="L1">
      <style:text-properties style:font-name="Bitstream Charter" fo:font-style="normal" fo:font-weight="normal" officeooo:rsid="00219d40" officeooo:paragraph-rsid="0041c241" style:font-style-asian="normal" style:font-weight-asian="normal" style:font-style-complex="normal" style:font-weight-complex="normal"/>
    </style:style>
    <style:style style:name="P59" style:family="paragraph" style:parent-style-name="Standard" style:list-style-name="L1">
      <style:text-properties style:font-name="Bitstream Charter" fo:font-style="normal" fo:font-weight="normal" officeooo:rsid="0023fa33" officeooo:paragraph-rsid="0023fa33" style:font-style-asian="normal" style:font-weight-asian="normal" style:font-style-complex="normal" style:font-weight-complex="normal"/>
    </style:style>
    <style:style style:name="P60" style:family="paragraph" style:parent-style-name="Standard" style:list-style-name="L1">
      <style:text-properties style:font-name="Bitstream Charter" fo:font-style="normal" fo:font-weight="normal" officeooo:rsid="0023fa33" officeooo:paragraph-rsid="0041c241" style:font-style-asian="normal" style:font-weight-asian="normal" style:font-style-complex="normal" style:font-weight-complex="normal"/>
    </style:style>
    <style:style style:name="P61" style:family="paragraph" style:parent-style-name="Standard" style:list-style-name="L1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62" style:family="paragraph" style:parent-style-name="Standard" style:list-style-name="L1">
      <style:text-properties style:font-name="Bitstream Charter" fo:font-style="normal" fo:font-weight="normal" officeooo:rsid="0023fb1b" officeooo:paragraph-rsid="0041c241" style:font-style-asian="normal" style:font-weight-asian="normal" style:font-style-complex="normal" style:font-weight-complex="normal"/>
    </style:style>
    <style:style style:name="P63" style:family="paragraph" style:parent-style-name="Standard" style:list-style-name="L1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64" style:family="paragraph" style:parent-style-name="Standard" style:list-style-name="L1">
      <style:text-properties style:font-name="Bitstream Charter" fo:font-style="normal" fo:font-weight="normal" officeooo:rsid="0026a5a2" officeooo:paragraph-rsid="0041c241" style:font-style-asian="normal" style:font-weight-asian="normal" style:font-style-complex="normal" style:font-weight-complex="normal"/>
    </style:style>
    <style:style style:name="P65" style:family="paragraph" style:parent-style-name="Standard" style:list-style-name="L1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66" style:family="paragraph" style:parent-style-name="Standard" style:list-style-name="L1">
      <style:text-properties style:font-name="Bitstream Charter" fo:font-style="normal" fo:font-weight="normal" officeooo:rsid="00285dfd" officeooo:paragraph-rsid="0041c241" style:font-style-asian="normal" style:font-weight-asian="normal" style:font-style-complex="normal" style:font-weight-complex="normal"/>
    </style:style>
    <style:style style:name="P67" style:family="paragraph" style:parent-style-name="Standard" style:list-style-name="L1">
      <style:text-properties style:font-name="Bitstream Charter" fo:font-style="normal" fo:font-weight="normal" officeooo:rsid="002a3b3a" officeooo:paragraph-rsid="002a3b3a" style:font-style-asian="normal" style:font-weight-asian="normal" style:font-style-complex="normal" style:font-weight-complex="normal"/>
    </style:style>
    <style:style style:name="P68" style:family="paragraph" style:parent-style-name="Standard" style:list-style-name="L1">
      <style:text-properties style:font-name="Bitstream Charter" fo:font-style="normal" fo:font-weight="normal" officeooo:rsid="002a3b3a" officeooo:paragraph-rsid="0041c241" style:font-style-asian="normal" style:font-weight-asian="normal" style:font-style-complex="normal" style:font-weight-complex="normal"/>
    </style:style>
    <style:style style:name="P69" style:family="paragraph" style:parent-style-name="Standard" style:list-style-name="L1">
      <style:text-properties style:font-name="Bitstream Charter" fo:font-style="normal" fo:font-weight="normal" officeooo:rsid="0030527d" officeooo:paragraph-rsid="0030527d" style:font-style-asian="normal" style:font-weight-asian="normal" style:font-style-complex="normal" style:font-weight-complex="normal"/>
    </style:style>
    <style:style style:name="P70" style:family="paragraph" style:parent-style-name="Standard" style:list-style-name="L1">
      <style:text-properties style:font-name="Bitstream Charter" fo:font-style="normal" fo:font-weight="normal" officeooo:rsid="0030527d" officeooo:paragraph-rsid="0041c241" style:font-style-asian="normal" style:font-weight-asian="normal" style:font-style-complex="normal" style:font-weight-complex="normal"/>
    </style:style>
    <style:style style:name="P71" style:family="paragraph" style:parent-style-name="Standard" style:list-style-name="L1">
      <style:text-properties style:font-name="Bitstream Charter" fo:font-style="normal" fo:font-weight="normal" officeooo:rsid="00318d4a" officeooo:paragraph-rsid="00318d4a" style:font-style-asian="normal" style:font-weight-asian="normal" style:font-style-complex="normal" style:font-weight-complex="normal"/>
    </style:style>
    <style:style style:name="P72" style:family="paragraph" style:parent-style-name="Standard" style:list-style-name="L1">
      <style:text-properties style:font-name="Bitstream Charter" fo:font-style="normal" fo:font-weight="normal" officeooo:rsid="00318d4a" officeooo:paragraph-rsid="0041c241" style:font-style-asian="normal" style:font-weight-asian="normal" style:font-style-complex="normal" style:font-weight-complex="normal"/>
    </style:style>
    <style:style style:name="P73" style:family="paragraph" style:parent-style-name="Standard" style:list-style-name="L1">
      <style:text-properties style:font-name="Bitstream Charter" fo:font-style="normal" fo:font-weight="normal" officeooo:rsid="0032ccce" officeooo:paragraph-rsid="0041c241" style:font-style-asian="normal" style:font-weight-asian="normal" style:font-style-complex="normal" style:font-weight-complex="normal"/>
    </style:style>
    <style:style style:name="P74" style:family="paragraph" style:parent-style-name="Standard" style:list-style-name="L1">
      <style:text-properties style:font-name="Bitstream Charter" fo:font-style="normal" fo:font-weight="bold" officeooo:rsid="002ce82b" officeooo:paragraph-rsid="002ce82b" style:font-style-asian="normal" style:font-weight-asian="bold" style:font-style-complex="normal" style:font-weight-complex="bold"/>
    </style:style>
    <style:style style:name="P75" style:family="paragraph" style:parent-style-name="Standard" style:list-style-name="L1">
      <style:text-properties style:font-name="Bitstream Charter" fo:font-style="normal" fo:font-weight="bold" officeooo:rsid="002ce82b" officeooo:paragraph-rsid="0041c241" style:font-style-asian="normal" style:font-weight-asian="bold" style:font-style-complex="normal" style:font-weight-complex="bold"/>
    </style:style>
    <style:style style:name="P76" style:family="paragraph" style:parent-style-name="Standard" style:list-style-name="L1">
      <style:text-properties style:font-name="Bitstream Charter" officeooo:rsid="003ab81d" officeooo:paragraph-rsid="003ab81d"/>
    </style:style>
    <style:style style:name="P77" style:family="paragraph" style:parent-style-name="Standard" style:list-style-name="L1">
      <style:text-properties style:font-name="Bitstream Charter" officeooo:rsid="003ab81d" officeooo:paragraph-rsid="0041c241"/>
    </style:style>
    <style:style style:name="P78" style:family="paragraph" style:parent-style-name="Standard" style:list-style-name="L1">
      <style:text-properties style:font-name="Bitstream Charter" officeooo:rsid="000ad5ee" officeooo:paragraph-rsid="000ad5ee"/>
    </style:style>
    <style:style style:name="P79" style:family="paragraph" style:parent-style-name="Standard" style:list-style-name="L1">
      <style:text-properties style:font-name="Bitstream Charter" officeooo:rsid="000ad5ee" officeooo:paragraph-rsid="0041c241"/>
    </style:style>
    <style:style style:name="P80" style:family="paragraph" style:parent-style-name="Standard" style:list-style-name="L1">
      <style:text-properties style:font-name="Bitstream Charter" officeooo:rsid="000b65fb" officeooo:paragraph-rsid="000b65fb"/>
    </style:style>
    <style:style style:name="P81" style:family="paragraph" style:parent-style-name="Standard" style:list-style-name="L1">
      <style:text-properties style:font-name="Bitstream Charter" officeooo:rsid="000b65fb" officeooo:paragraph-rsid="0041c241"/>
    </style:style>
    <style:style style:name="P82" style:family="paragraph" style:parent-style-name="Standard" style:list-style-name="L1">
      <style:text-properties style:font-name="Bitstream Charter" fo:font-style="italic" officeooo:rsid="000b65fb" officeooo:paragraph-rsid="000b65fb" style:font-style-asian="italic" style:font-style-complex="italic"/>
    </style:style>
    <style:style style:name="P83" style:family="paragraph" style:parent-style-name="Standard" style:list-style-name="L1">
      <style:text-properties style:font-name="Bitstream Charter" fo:font-style="italic" officeooo:rsid="000b65fb" officeooo:paragraph-rsid="0041c241" style:font-style-asian="italic" style:font-style-complex="italic"/>
    </style:style>
    <style:style style:name="P84" style:family="paragraph" style:parent-style-name="Standard" style:list-style-name="L1">
      <style:text-properties style:font-name="Bitstream Charter" fo:font-style="italic" officeooo:rsid="000b9976" officeooo:paragraph-rsid="000b9976" style:font-style-asian="italic" style:font-style-complex="italic"/>
    </style:style>
    <style:style style:name="P85" style:family="paragraph" style:parent-style-name="Standard" style:list-style-name="L1">
      <style:text-properties style:font-name="Bitstream Charter" fo:font-style="italic" officeooo:rsid="000b9976" officeooo:paragraph-rsid="0041c241" style:font-style-asian="italic" style:font-style-complex="italic"/>
    </style:style>
    <style:style style:name="P86" style:family="paragraph" style:parent-style-name="Standard" style:list-style-name="L1">
      <style:text-properties style:font-name="Bitstream Charter" fo:font-style="italic" officeooo:rsid="000ee1ae" officeooo:paragraph-rsid="000ee1ae" style:font-style-asian="italic" style:font-style-complex="italic"/>
    </style:style>
    <style:style style:name="P87" style:family="paragraph" style:parent-style-name="Standard" style:list-style-name="L1">
      <style:text-properties style:font-name="Bitstream Charter" fo:font-style="italic" officeooo:rsid="000ee1ae" officeooo:paragraph-rsid="0041c241" style:font-style-asian="italic" style:font-style-complex="italic"/>
    </style:style>
    <style:style style:name="P88" style:family="paragraph" style:parent-style-name="Standard" style:list-style-name="L1">
      <style:text-properties style:font-name="Bitstream Charter" fo:font-style="italic" officeooo:rsid="000f94b0" officeooo:paragraph-rsid="000f94b0" style:font-style-asian="italic" style:font-style-complex="italic"/>
    </style:style>
    <style:style style:name="P89" style:family="paragraph" style:parent-style-name="Standard" style:list-style-name="L1">
      <style:text-properties style:font-name="Bitstream Charter" fo:font-style="italic" officeooo:rsid="000f94b0" officeooo:paragraph-rsid="0041c241" style:font-style-asian="italic" style:font-style-complex="italic"/>
    </style:style>
    <style:style style:name="P90" style:family="paragraph" style:parent-style-name="Standard" style:list-style-name="L1">
      <style:text-properties style:font-name="Bitstream Charter" fo:font-style="italic" officeooo:rsid="00146d72" officeooo:paragraph-rsid="00146d72" style:font-style-asian="italic" style:font-style-complex="italic"/>
    </style:style>
    <style:style style:name="P91" style:family="paragraph" style:parent-style-name="Standard" style:list-style-name="L1">
      <style:text-properties style:font-name="Bitstream Charter" fo:font-style="italic" officeooo:rsid="00146d72" officeooo:paragraph-rsid="0041c241" style:font-style-asian="italic" style:font-style-complex="italic"/>
    </style:style>
    <style:style style:name="P92" style:family="paragraph" style:parent-style-name="Standard" style:list-style-name="L1">
      <style:text-properties style:font-name="Bitstream Charter" fo:font-style="italic" officeooo:rsid="00161907" officeooo:paragraph-rsid="00161907" style:font-style-asian="italic" style:font-style-complex="italic"/>
    </style:style>
    <style:style style:name="P93" style:family="paragraph" style:parent-style-name="Standard" style:list-style-name="L1">
      <style:text-properties style:font-name="Bitstream Charter" fo:font-style="italic" officeooo:rsid="00161907" officeooo:paragraph-rsid="0041c241" style:font-style-asian="italic" style:font-style-complex="italic"/>
    </style:style>
    <style:style style:name="P94" style:family="paragraph" style:parent-style-name="Standard" style:list-style-name="L1">
      <style:text-properties style:font-name="Bitstream Charter" fo:font-style="italic" officeooo:rsid="00188a44" officeooo:paragraph-rsid="00188a44" style:font-style-asian="italic" style:font-style-complex="italic"/>
    </style:style>
    <style:style style:name="P95" style:family="paragraph" style:parent-style-name="Standard" style:list-style-name="L1">
      <style:text-properties style:font-name="Bitstream Charter" fo:font-style="italic" officeooo:rsid="00188a44" officeooo:paragraph-rsid="0041c241" style:font-style-asian="italic" style:font-style-complex="italic"/>
    </style:style>
    <style:style style:name="P96" style:family="paragraph" style:parent-style-name="Standard" style:list-style-name="L1">
      <style:text-properties style:font-name="Bitstream Charter" fo:font-style="italic" officeooo:rsid="00219d40" officeooo:paragraph-rsid="00219d40" style:font-style-asian="italic" style:font-style-complex="italic"/>
    </style:style>
    <style:style style:name="P97" style:family="paragraph" style:parent-style-name="Standard" style:list-style-name="L1">
      <style:text-properties style:font-name="Bitstream Charter" fo:font-style="italic" officeooo:rsid="00219d40" officeooo:paragraph-rsid="0041c241" style:font-style-asian="italic" style:font-style-complex="italic"/>
    </style:style>
    <style:style style:name="P98" style:family="paragraph" style:parent-style-name="Standard" style:list-style-name="L1">
      <style:text-properties style:font-name="Bitstream Charter" fo:font-style="italic" officeooo:rsid="003f6ac9" officeooo:paragraph-rsid="0041c241" style:font-style-asian="italic" style:font-style-complex="italic"/>
    </style:style>
    <style:style style:name="P99" style:family="paragraph" style:parent-style-name="Standard" style:list-style-name="L1">
      <style:text-properties style:font-name="Bitstream Charter" fo:font-style="italic" fo:font-weight="normal" officeooo:rsid="0021666f" officeooo:paragraph-rsid="0021666f" style:font-style-asian="italic" style:font-weight-asian="normal" style:font-style-complex="italic" style:font-weight-complex="normal"/>
    </style:style>
    <style:style style:name="P100" style:family="paragraph" style:parent-style-name="Standard" style:list-style-name="L1">
      <style:text-properties style:font-name="Bitstream Charter" fo:font-style="italic" fo:font-weight="normal" officeooo:rsid="0021666f" officeooo:paragraph-rsid="0041c241" style:font-style-asian="italic" style:font-weight-asian="normal" style:font-style-complex="italic" style:font-weight-complex="normal"/>
    </style:style>
    <style:style style:name="P101" style:family="paragraph" style:parent-style-name="Standard" style:list-style-name="L1">
      <style:text-properties style:font-name="Bitstream Charter" fo:font-style="italic" fo:font-weight="normal" officeooo:rsid="0023fb1b" officeooo:paragraph-rsid="0023fb1b" style:font-style-asian="italic" style:font-weight-asian="normal" style:font-style-complex="italic" style:font-weight-complex="normal"/>
    </style:style>
    <style:style style:name="P102" style:family="paragraph" style:parent-style-name="Standard" style:list-style-name="L1">
      <style:text-properties style:font-name="Bitstream Charter" fo:font-style="italic" fo:font-weight="normal" officeooo:rsid="0023fb1b" officeooo:paragraph-rsid="0041c241" style:font-style-asian="italic" style:font-weight-asian="normal" style:font-style-complex="italic" style:font-weight-complex="normal"/>
    </style:style>
    <style:style style:name="P103" style:family="paragraph" style:parent-style-name="Standard" style:list-style-name="L1">
      <style:text-properties fo:color="#cc0000" style:font-name="Bitstream Charter" fo:font-style="italic" fo:font-weight="bold" officeooo:rsid="003c2427" officeooo:paragraph-rsid="003c2427" style:font-style-asian="italic" style:font-weight-asian="bold" style:font-style-complex="italic" style:font-weight-complex="bold"/>
    </style:style>
    <style:style style:name="P104" style:family="paragraph" style:parent-style-name="Standard" style:list-style-name="L1">
      <style:text-properties fo:color="#cc0000" style:font-name="Bitstream Charter" fo:font-style="italic" fo:font-weight="bold" officeooo:rsid="003c2427" officeooo:paragraph-rsid="0041c241" style:font-style-asian="italic" style:font-weight-asian="bold" style:font-style-complex="italic" style:font-weight-complex="bold"/>
    </style:style>
    <style:style style:name="P105" style:family="paragraph" style:parent-style-name="Standard" style:list-style-name="L1">
      <style:text-properties fo:color="#cc0000" style:font-name="Bitstream Charter" fo:font-style="italic" fo:font-weight="bold" officeooo:rsid="003d186c" officeooo:paragraph-rsid="003d186c" style:font-style-asian="italic" style:font-weight-asian="bold" style:font-style-complex="italic" style:font-weight-complex="bold"/>
    </style:style>
    <style:style style:name="P106" style:family="paragraph" style:parent-style-name="Standard" style:list-style-name="L1">
      <style:text-properties fo:color="#cc0000" style:font-name="Bitstream Charter" fo:font-style="italic" fo:font-weight="bold" officeooo:rsid="003d186c" officeooo:paragraph-rsid="0041c241" style:font-style-asian="italic" style:font-weight-asian="bold" style:font-style-complex="italic" style:font-weight-complex="bold"/>
    </style:style>
    <style:style style:name="P107" style:family="paragraph" style:parent-style-name="Standard" style:list-style-name="L1">
      <style:text-properties fo:color="#cc0000" style:font-name="Bitstream Charter" fo:font-style="italic" fo:font-weight="bold" officeooo:rsid="003f6ac9" officeooo:paragraph-rsid="003f6ac9" style:font-style-asian="italic" style:font-weight-asian="bold" style:font-style-complex="italic" style:font-weight-complex="bold"/>
    </style:style>
    <style:style style:name="P108" style:family="paragraph" style:parent-style-name="Standard" style:list-style-name="L1">
      <style:text-properties fo:color="#cc0000" style:font-name="Bitstream Charter" fo:font-style="italic" fo:font-weight="bold" officeooo:rsid="003f6ac9" officeooo:paragraph-rsid="0041a321" style:font-style-asian="italic" style:font-weight-asian="bold" style:font-style-complex="italic" style:font-weight-complex="bold"/>
    </style:style>
    <style:style style:name="P109" style:family="paragraph" style:parent-style-name="Standard" style:list-style-name="L1">
      <style:text-properties fo:color="#cc0000" style:font-name="Bitstream Charter" fo:font-style="italic" fo:font-weight="bold" officeooo:rsid="003f6ac9" officeooo:paragraph-rsid="0041c241" style:font-style-asian="italic" style:font-weight-asian="bold" style:font-style-complex="italic" style:font-weight-complex="bold"/>
    </style:style>
    <style:style style:name="P110" style:family="paragraph" style:parent-style-name="Standard" style:list-style-name="L1">
      <style:text-properties fo:font-weight="bold" officeooo:rsid="0030527d" officeooo:paragraph-rsid="0030527d" style:font-weight-asian="bold" style:font-weight-complex="bold"/>
    </style:style>
    <style:style style:name="P111" style:family="paragraph" style:parent-style-name="Standard" style:list-style-name="L1">
      <style:text-properties fo:font-weight="bold" officeooo:rsid="0030527d" officeooo:paragraph-rsid="0041c241" style:font-weight-asian="bold" style:font-weight-complex="bold"/>
    </style:style>
    <style:style style:name="P112" style:family="paragraph" style:parent-style-name="Standard" style:list-style-name="L1">
      <style:text-properties officeooo:rsid="0030527d" officeooo:paragraph-rsid="0030527d"/>
    </style:style>
    <style:style style:name="P113" style:family="paragraph" style:parent-style-name="Standard" style:list-style-name="L1">
      <style:text-properties officeooo:rsid="0030527d" officeooo:paragraph-rsid="0041c241"/>
    </style:style>
    <style:style style:name="P114" style:family="paragraph" style:parent-style-name="Standard" style:list-style-name="L1">
      <style:text-properties fo:font-weight="normal" officeooo:rsid="0030eef2" officeooo:paragraph-rsid="0030eef2" style:font-weight-asian="normal" style:font-weight-complex="normal"/>
    </style:style>
    <style:style style:name="P115" style:family="paragraph" style:parent-style-name="Standard" style:list-style-name="L1">
      <style:text-properties fo:font-weight="normal" officeooo:rsid="0030eef2" officeooo:paragraph-rsid="0041c241" style:font-weight-asian="normal" style:font-weight-complex="normal"/>
    </style:style>
    <style:style style:name="T1" style:family="text">
      <style:text-properties officeooo:rsid="000f94b0"/>
    </style:style>
    <style:style style:name="T2" style:family="text">
      <style:text-properties officeooo:rsid="0010ec27"/>
    </style:style>
    <style:style style:name="T3" style:family="text">
      <style:text-properties officeooo:rsid="0016c892"/>
    </style:style>
    <style:style style:name="T4" style:family="text">
      <style:text-properties officeooo:rsid="001a2ad6"/>
    </style:style>
    <style:style style:name="T5" style:family="text">
      <style:text-properties officeooo:rsid="001b1301"/>
    </style:style>
    <style:style style:name="T6" style:family="text">
      <style:text-properties officeooo:rsid="001b43b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3478" style:font-weight-asian="normal" style:font-weight-complex="normal"/>
    </style:style>
    <style:style style:name="T10" style:family="text">
      <style:text-properties fo:font-weight="normal" officeooo:rsid="00260260" style:font-weight-asian="normal" style:font-weight-complex="normal"/>
    </style:style>
    <style:style style:name="T11" style:family="text">
      <style:text-properties officeooo:rsid="002745bf"/>
    </style:style>
    <style:style style:name="T12" style:family="text">
      <style:text-properties officeooo:rsid="002a3b3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Bitstream Charter" fo:font-style="normal" fo:font-weight="normal" officeooo:rsid="0032c29c" style:font-style-asian="normal" style:font-weight-asian="normal" style:font-style-complex="normal" style:font-weight-complex="normal"/>
    </style:style>
    <style:style style:name="T16" style:family="text">
      <style:text-properties style:font-name="Bitstream Charter" fo:font-style="normal" style:font-style-asian="normal" style:font-style-complex="normal"/>
    </style:style>
    <style:style style:name="T17" style:family="text">
      <style:text-properties style:font-name="Bitstream Charter" fo:font-style="normal" officeooo:rsid="002a3b3a" style:font-style-asian="normal" style:font-style-complex="normal"/>
    </style:style>
    <style:style style:name="T18" style:family="text">
      <style:text-properties style:font-name="Bitstream Charter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3414bb"/>
    </style:style>
    <style:style style:name="T20" style:family="text">
      <style:text-properties officeooo:rsid="0035633d"/>
    </style:style>
    <style:style style:name="T21" style:family="text">
      <style:text-properties officeooo:rsid="00397d7e"/>
    </style:style>
    <style:style style:name="T22" style:family="text">
      <style:text-properties fo:color="#cc0000" fo:font-weight="bold" style:font-weight-asian="bold" style:font-weight-complex="bold"/>
    </style:style>
    <style:style style:name="T23" style:family="text">
      <style:text-properties fo:color="#cc0000" fo:font-weight="bold" officeooo:rsid="00397d7e" style:font-weight-asian="bold" style:font-weight-complex="bold"/>
    </style:style>
    <style:style style:name="T24" style:family="text">
      <style:text-properties fo:color="#cc0000" fo:font-weight="bold" officeooo:rsid="004476eb" style:font-weight-asian="bold" style:font-weight-complex="bold"/>
    </style:style>
    <style:style style:name="T25" style:family="text">
      <style:text-properties officeooo:rsid="0041a321"/>
    </style:style>
    <style:style style:name="T26" style:family="text">
      <style:text-properties fo:font-style="normal" officeooo:rsid="004476eb" style:font-style-asian="normal" style:font-style-complex="normal"/>
    </style:style>
    <style:style style:name="T27" style:family="text">
      <style:text-properties officeooo:rsid="004641b3"/>
    </style:style>
    <style:style style:name="T28" style:family="text">
      <style:text-properties fo:color="#000000" fo:font-weight="normal" officeooo:rsid="004641b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41306302144155709" text:style-name="L1">
        <text:list-header>
          <text:p text:style-name="P7">LECTURE #<text:span text:style-name="T19">1</text:span> – <text:span text:style-name="T19">HTML, CSS</text:span></text:p>
          <text:p text:style-name="P7"/>
        </text:list-header>
        <text:list-item>
          <text:p text:style-name="P7"><text:span text:style-name="T20">GIT</text:span> </text:p>
          <text:list>
            <text:list-item>
              <text:p text:style-name="P9">Branching</text:p>
              <text:list>
                <text:list-item>
                  <text:p text:style-name="P11">Merging</text:p>
                </text:list-item>
                <text:list-item>
                  <text:p text:style-name="P11">“<text:span text:style-name="T23">HEAD</text:span><text:span text:style-name="T21">” - where we currently are in the repository</text:span></text:p>
                </text:list-item>
                <text:list-item>
                  <text:p text:style-name="P104">git branch</text:p>
                  <text:list>
                    <text:list-item>
                      <text:p text:style-name="P13">list<text:span text:style-name="T25">s</text:span> all the branches currently in my repository</text:p>
                    </text:list-item>
                    <text:list-item>
                      <text:p text:style-name="P15">the * and green font indicate on which branch we’re currently</text:p>
                    </text:list-item>
                  </text:list>
                </text:list-item>
                <text:list-item>
                  <text:p text:style-name="P106">git branch &lt;branch_name&gt;</text:p>
                  <text:list>
                    <text:list-item>
                      <text:p text:style-name="P18">create<text:span text:style-name="T25">s</text:span> a new branch</text:p>
                    </text:list-item>
                  </text:list>
                </text:list-item>
                <text:list-item>
                  <text:p text:style-name="P109">git checkout &lt;branch_name&gt;</text:p>
                  <text:list>
                    <text:list-item>
                      <text:p text:style-name="P20">I want to move where I currently am on the repository to somewhere else </text:p>
                    </text:list-item>
                    <text:list-item>
                      <text:p text:style-name="P18"/>
                    </text:list-item>
                  </text:list>
                </text:list-item>
                <text:list-item>
                  <text:p text:style-name="P109">git <text:span text:style-name="T25">commit -am “&lt;commit_msg&gt;”</text:span></text:p>
                  <text:list>
                    <text:list-item>
                      <text:p text:style-name="P22">Combines the add and commit steps </text:p>
                    </text:list-item>
                  </text:list>
                </text:list-item>
                <text:list-item>
                  <text:p text:style-name="P98"><text:span text:style-name="T22">git </text:span><text:span text:style-name="T24">log </text:span><text:span text:style-name="T26">shows only the commit history of the current branch </text:span></text:p>
                </text:list-item>
                <text:list-item>
                  <text:p text:style-name="P109">git <text:span text:style-name="T27">merge &lt;branch_name&gt; </text:span><text:span text:style-name="T28">(from master branch)</text:span></text:p>
                  <text:list>
                    <text:list-item>
                      <text:p text:style-name="P22">Incorporates changes made in a different branch</text:p>
                    </text:list-item>
                  </text:list>
                  <text:p text:style-name="P11"/>
                </text:list-item>
              </text:list>
            </text:list-item>
          </text:list>
        </text:list-item>
        <text:list-item>
          <text:p text:style-name="P77">HTML (6:30)</text:p>
          <text:p text:style-name="P9"/>
          <text:p text:style-name="P9"/>
          <text:p text:style-name="P9"/>
        </text:list-item>
        <text:list-item>
          <text:p text:style-name="P7">GIT (07:40)</text:p>
          <text:list>
            <text:list-item>
              <text:p text:style-name="P79">Features</text:p>
              <text:list>
                <text:list-item>
                  <text:p text:style-name="P79">Keep track of changes</text:p>
                </text:list-item>
                <text:list-item>
                  <text:p text:style-name="P79">Sync between people</text:p>
                </text:list-item>
                <text:list-item>
                  <text:p text:style-name="P79">Test code without compromising it</text:p>
                </text:list-item>
                <text:list-item>
                  <text:p text:style-name="P79">Revert back to old version</text:p>
                </text:list-item>
              </text:list>
            </text:list-item>
            <text:list-item>
              <text:p text:style-name="P79">Github</text:p>
              <text:list>
                <text:list-item>
                  <text:p text:style-name="P81">Creating a repository</text:p>
                </text:list-item>
                <text:list-item>
                  <text:p text:style-name="P83">git clone &lt;url&gt;</text:p>
                  <text:list>
                    <text:list-item>
                      <text:p text:style-name="P24">download copy to your computer</text:p>
                    </text:list-item>
                  </text:list>
                  <text:p text:style-name="P83"/>
                </text:list-item>
              </text:list>
            </text:list-item>
          </text:list>
        </text:list-item>
        <text:list-item>
          <text:p text:style-name="P26">COMMAND LINE <text:span text:style-name="T3">(14:00)</text:span></text:p>
          <text:list>
            <text:list-item>
              <text:p text:style-name="P85">touch hello.html</text:p>
              <text:list>
                <text:list-item>
                  <text:p text:style-name="P28">cria novo arquivo</text:p>
                </text:list-item>
              </text:list>
            </text:list-item>
            <text:list-item>
              <text:p text:style-name="P85">atom &lt;path/file&gt;</text:p>
              <text:list>
                <text:list-item>
                  <text:p text:style-name="P28">abre no atom (e.g., “atom .” abre pasta atual) </text:p>
                  <text:p text:style-name="P28"/>
                </text:list-item>
              </text:list>
            </text:list-item>
          </text:list>
        </text:list-item>
        <text:list-item>
          <text:p text:style-name="P26">GITHUB <text:span text:style-name="T3">(14:55)</text:span></text:p>
          <text:list>
            <text:list-item>
              <text:p text:style-name="P87">git add <text:span text:style-name="T1">&lt;filename&gt;</text:span></text:p>
              <text:list>
                <text:list-item>
                  <text:p text:style-name="P26"><text:soft-page-break/>these are changes that I want to save because some day I might want to refer back to them</text:p>
                </text:list-item>
                <text:list-item>
                  <text:p text:style-name="P30">files that we want to include the next time we make a commit</text:p>
                </text:list-item>
                <text:list-item>
                  <text:p text:style-name="P30">I want to track this file the next time I save this repository</text:p>
                </text:list-item>
                <text:list-item>
                  <text:p text:style-name="P32">e.g., git add lec0_hello.html</text:p>
                </text:list-item>
              </text:list>
            </text:list-item>
            <text:list-item>
              <text:p text:style-name="P89">git commit -<text:span text:style-name="T2">m “&lt;message&gt;”</text:span></text:p>
              <text:list>
                <text:list-item>
                  <text:p text:style-name="P30"><text:span text:style-name="T4">save, or </text:span>take a snap<text:span text:style-name="T4">shot,</text:span> of the repository at the current moment</text:p>
                </text:list-item>
                <text:list-item>
                  <text:p text:style-name="P32">e.g., git commit -m “Added lec0_hello.html”</text:p>
                  <text:list>
                    <text:list-item>
                      <text:p text:style-name="P34">obs.: agora o arquivo lec0_hello.html some do “git status”</text:p>
                    </text:list-item>
                  </text:list>
                </text:list-item>
              </text:list>
            </text:list-item>
            <text:list-item>
              <text:p text:style-name="P91">git status</text:p>
              <text:list>
                <text:list-item>
                  <text:p text:style-name="P36">what’s currently going on inside your repo</text:p>
                </text:list-item>
              </text:list>
            </text:list-item>
            <text:list-item>
              <text:p text:style-name="P93">git push </text:p>
              <text:list>
                <text:list-item>
                  <text:p text:style-name="P38">send changes to github</text:p>
                </text:list-item>
              </text:list>
            </text:list-item>
            <text:list-item>
              <text:p text:style-name="P95">git pull</text:p>
              <text:list>
                <text:list-item>
                  <text:p text:style-name="P40">download latest changes to your local repositor<text:span text:style-name="T5">y</text:span></text:p>
                </text:list-item>
                <text:list-item>
                  <text:p text:style-name="P42">e.g., <text:span text:style-name="T6">modifica</text:span> “lec0_hello.html” <text:span text:style-name="T6">no</text:span> github <text:span text:style-name="T6">e usa</text:span> git pull <text:span text:style-name="T6">para sincronizar localmente; no atom é legal porque já aparece automaticamente</text:span></text:p>
                </text:list-item>
              </text:list>
            </text:list-item>
            <text:list-item>
              <text:p text:style-name="P44">MERGE CONFLICTS (22:30)</text:p>
              <text:list>
                <text:list-item>
                  <text:p text:style-name="P46">different versions of commits from different sources that cannot be auto-merged</text:p>
                </text:list-item>
                <text:list-item>
                  <text:p text:style-name="P44">after running git pull there is a message indicating conflict</text:p>
                  <text:list>
                    <text:list-item>
                      <text:p text:style-name="P44">&lt;&lt;&lt;&lt;&lt;&lt; HEAD (…) ===== (…) &gt;&gt;&gt;&gt;&gt; &lt;conflicting commit&gt;</text:p>
                      <text:list>
                        <text:list-item>
                          <text:p text:style-name="P44">before equal signs: version 1</text:p>
                        </text:list-item>
                        <text:list-item>
                          <text:p text:style-name="P44">after equal signs: version 2</text:p>
                        </text:list-item>
                      </text:list>
                    </text:list-item>
                    <text:list-item>
                      <text:p text:style-name="P48">remove all the lines, including the “&lt;&lt;&lt;&lt;&lt; HEAD”, etc, except the final version you want to maintain.</text:p>
                    </text:list-item>
                  </text:list>
                </text:list-item>
                <text:list-item>
                  <text:p text:style-name="P50">OBS.: se der git pull de uma versao online e a local estiver diferente, <text:span text:style-name="T7">porem nao commitada, </text:span><text:span text:style-name="T8">da erro; para aparecer a mensagem especificando o conflito voce precisa commitar primeiro a versao local.</text:span></text:p>
                </text:list-item>
                <text:list-item>
                  <text:p text:style-name="P54">OBS.: apos resolver os conflitos, é necessario fazer git add &lt;filename&gt; de novo antes de commitar de modo que funcione</text:p>
                </text:list-item>
              </text:list>
            </text:list-item>
            <text:list-item>
              <text:p text:style-name="P100">git log</text:p>
              <text:list>
                <text:list-item>
                  <text:p text:style-name="P56">history of commits</text:p>
                </text:list-item>
                <text:list-item>
                  <text:p text:style-name="P75">to exit <text:span text:style-name="T13">git log: </text:span>press “q”</text:p>
                </text:list-item>
              </text:list>
            </text:list-item>
            <text:list-item>
              <text:p text:style-name="P97"><text:span text:style-name="T8">git reset (--hard &lt;commit&gt;) / (--hard </text:span><text:span text:style-name="T9">origin</text:span><text:span text:style-name="T8">/master)</text:span></text:p>
              <text:list>
                <text:list-item>
                  <text:p text:style-name="P58">go back to the way things were</text:p>
                </text:list-item>
                <text:list-item>
                  <text:p text:style-name="P60">nao é necessario usar o commit inteiro, so o suficiente pra identifica-lo</text:p>
                </text:list-item>
                <text:list-item>
                  <text:p text:style-name="P52"><text:span text:style-name="T8">se voce da git push apos um reset, ele é rejeitado; </text:span><text:span text:style-name="T10">se voce der git pull, ele “anda pra frente” de novo pra fazer o local ficar junto com o remoto; se voce modificar, ai sim da merge conflict.</text:span></text:p>
                </text:list-item>
              </text:list>
            </text:list-item>
            <text:list-item>
              <text:p text:style-name="P102">git reflog</text:p>
              <text:list>
                <text:list-item>
                  <text:p text:style-name="P62">history of references tracked by git</text:p>
                </text:list-item>
              </text:list>
            </text:list-item>
          </text:list>
          <text:p text:style-name="P62"/>
        </text:list-item>
        <text:list-item>
          <text:p text:style-name="P64">HTML (35:40) – <text:span text:style-name="T11">ver arquivo lec0.html</text:span></text:p>
          <text:p text:style-name="P64"/>
        </text:list-item>
        <text:list-item>
          <text:p text:style-name="P66"><text:soft-page-break/>Document Object Model (DOM) <text:span text:style-name="T12">(59:00)</text:span></text:p>
          <text:p text:style-name="P66"/>
        </text:list-item>
        <text:list-item>
          <text:p text:style-name="P68">CSS (1:01:30) – ver arquivo</text:p>
          <text:p text:style-name="P68"/>
        </text:list-item>
        <text:list-item>
          <text:p text:style-name="P111"><text:span text:style-name="T17">G</text:span><text:span text:style-name="T16">ithub pages </text:span><text:span text:style-name="T15">(1:40:00)</text:span></text:p>
          <text:list>
            <text:list-item>
              <text:p text:style-name="P70">We can open page in our browser from our local files, but that’s not very useful if you want to deploy your application.</text:p>
            </text:list-item>
            <text:list-item>
              <text:p text:style-name="P113"><text:span text:style-name="T14">there are a number of ways to deploy a page to the internet; one common way is by using Github Pages – </text:span><text:span text:style-name="T18">let’s you take a repository and deploy it online</text:span></text:p>
            </text:list-item>
            <text:list-item>
              <text:p text:style-name="P115"><text:span text:style-name="T16">open </text:span><text:span text:style-name="T18">.html</text:span><text:span text:style-name="T16"> page; go to </text:span><text:span text:style-name="T18">settings → Github Pages; Select repository = master-branch; save</text:span></text:p>
            </text:list-item>
            <text:list-item>
              <text:p text:style-name="P72">this will enable Github Pages on this particular repository and now, theoretically, anyone on the internet can go and see the .html file that I created</text:p>
              <text:p text:style-name="P73">now, whenever we make changes to this repository, we’ll automatically make changes to the p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02:25.330480491</meta:creation-date>
    <dc:date>2018-02-26T18:27:07.991330933</dc:date>
    <meta:editing-duration>PT2H59M28S</meta:editing-duration>
    <meta:editing-cycles>59</meta:editing-cycles>
    <meta:generator>LibreOffice/5.1.6.2$Linux_X86_64 LibreOffice_project/10m0$Build-2</meta:generator>
    <meta:document-statistic meta:table-count="0" meta:image-count="0" meta:object-count="0" meta:page-count="3" meta:paragraph-count="89" meta:word-count="689" meta:character-count="3567" meta:non-whitespace-character-count="3036"/>
  </office:meta>
</office:document-meta>
</file>